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f(ry == 1){ <text:s text:c="3"/>/* Purine (R base) */</text:p>
      <text:p text:style-name="Standard"><text:s text:c="8"/>N2 = find_1st_atom(" N2 ", AtomName, ib, ie, "");</text:p>
      <text:p text:style-name="Standard"><text:s text:c="8"/>if(N2)</text:p>
      <text:p text:style-name="Standard"><text:s text:c="12"/>c='g';</text:p>
      <text:p text:style-name="Standard"><text:s text:c="8"/>else</text:p>
      <text:p text:style-name="Standard"><text:s text:c="12"/>c='a';</text:p>
      <text:p text:style-name="Standard"><text:s text:c="4"/>}</text:p>
      <text:p text:style-name="Standard"><text:s text:c="4"/>if(ry == 0){</text:p>
      <text:p text:style-name="Standard"><text:s text:c="8"/>C5M = find_1st_atom(" C5M", AtomName, ib, ie, "");</text:p>
      <text:p text:style-name="Standard"><text:s text:c="8"/>N4 <text:s/>= find_1st_atom(" N4 ", AtomName, ib, ie, "");</text:p>
      <text:p text:style-name="Standard"><text:s text:c="8"/>O4 <text:s/>= find_1st_atom(" O4 ", AtomName, ib, ie, "");</text:p>
      <text:p text:style-name="Standard"><text:s text:c="8"/>O2p <text:s/>= find_1st_atom(" O2'", AtomName, ib, ie, "");</text:p>
      <text:p text:style-name="Standard"><text:s text:c="8"/>if(!O2p &amp;&amp;( C5M || (C5M &amp;&amp; O4)))</text:p>
      <text:p text:style-name="Standard"><text:s text:c="12"/>c='t';</text:p>
      <text:p text:style-name="Standard"><text:s text:c="8"/>else {</text:p>
      <text:p text:style-name="Standard"><text:s text:c="12"/>if(N4)</text:p>
      <text:p text:style-name="Standard"><text:s text:c="16"/>c='c';</text:p>
      <text:p text:style-name="Standard"><text:s text:c="12"/>else</text:p>
      <text:p text:style-name="Standard"><text:s text:c="16"/>c='u';</text:p>
      <text:p text:style-name="Standard"><text:s text:c="8"/>}</text:p>
      <text:p text:style-name="Standard"><text:s text:c="4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10:52:38.970382021</meta:creation-date>
    <dc:date>2022-10-22T10:53:01.080931256</dc:date>
    <meta:editing-duration>PT22S</meta:editing-duration>
    <meta:editing-cycles>1</meta:editing-cycles>
    <meta:document-statistic meta:table-count="0" meta:image-count="0" meta:object-count="0" meta:page-count="1" meta:paragraph-count="21" meta:word-count="75" meta:character-count="574" meta:non-whitespace-character-count="330"/>
    <meta:generator>LibreOffice/6.4.7.2$Linux_X86_64 LibreOffice_project/40$Build-2</meta:generator>
  </office:meta>
</office:document-meta>
</file>